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2" style:master-page-name="entete">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Compte Rendu de la réunion client du 9/10</text:h>
      <text:p text:style-name="Text_20_body"/>
      <text:p text:style-name="Text_20_body"><text:span text:style-name="T1">Personnes présentes</text:span> :</text:p>
      <text:list xml:id="list978045714" text:style-name="L2">
        <text:list-item>
          <text:p text:style-name="P3">Équipe ELOG</text:p>
          <text:list>
            <text:list-item>
              <text:p text:style-name="P3">M. Éloi PERDEREAU</text:p>
            </text:list-item>
            <text:list-item>
              <text:p text:style-name="P3">M. Oualid NAJI</text:p>
            </text:list-item>
            <text:list-item>
              <text:p text:style-name="P3">M. Grégory ROLLAND</text:p>
            </text:list-item>
            <text:list-item>
              <text:p text:style-name="P3">Mme Linda FAURE</text:p>
            </text:list-item>
          </text:list>
        </text:list-item>
        <text:list-item>
          <text:p text:style-name="P3">Client</text:p>
          <text:list>
            <text:list-item>
              <text:p text:style-name="P3">M. Esteban ERONE (représentant de la société VéloLibertéSanté)</text:p>
            </text:list-item>
          </text:list>
        </text:list-item>
      </text:list>
      <text:p text:style-name="Text_20_body"><text:tab/><text:tab/><text:tab/><text:tab/></text:p>
      <text:p text:style-name="Text_20_body"><text:span text:style-name="T1">Questions/réponses avec le client</text:span><text:span text:style-name="T2"> </text:span>:</text:p>
      <text:p text:style-name="Text_20_body"/>
      <text:p text:style-name="Text_20_body">- <text:span text:style-name="T3">Est-ce qu'il y a plusieurs vélos par borne ?</text:span></text:p>
      <text:p text:style-name="Text_20_body"><text:tab/>Une borne correspond à un vélo et une station comprend plusieurs bornes dont le nombre varie selon l'endroit. Le client possède plusieurs stations en ville (<text:span text:style-name="Emphasis"><text:span text:style-name="T4">Évian</text:span></text:span> les Bains - Haute-Savoie).</text:p>
      <text:p text:style-name="Text_20_body"/>
      <text:p text:style-name="Text_20_body">- <text:span text:style-name="T3">Comment les personnes peuvent s'abonner ?</text:span></text:p>
      <text:p text:style-name="Text_20_body"><text:tab/>Ils peuvent s'abonner directement à la borne ou en ligne. (Cette application est déjà mise en place). </text:p>
      <text:p text:style-name="Text_20_body"/>
      <text:p text:style-name="Text_20_body">- <text:span text:style-name="T3">Comment s'effectue le paiement ?</text:span></text:p>
      <text:p text:style-name="Text_20_body"><text:span text:style-name="T3"><text:tab/></text:span><text:span text:style-name="T4">Le paiement s'effectue uniquement par carte bleue pour un abonnement annuel seulement (Cette application est déjà mise en place également).</text:span></text:p>
      <text:p text:style-name="Text_20_body"><text:span text:style-name="T4"/></text:p>
      <text:p text:style-name="Text_20_body"><text:span text:style-name="T4">- </text:span><text:span text:style-name="T3">Comment récupère-t-on les informations liées au relief ?</text:span></text:p>
      <text:p text:style-name="Text_20_body"><text:span text:style-name="T3"><text:tab/></text:span><text:span text:style-name="T4">Toute les informations sont récupérées par puce GPS présente dans le vélo.</text:span></text:p>
      <text:p text:style-name="Text_20_body"><text:span text:style-name="T4"/></text:p>
      <text:p text:style-name="Text_20_body"><text:span text:style-name="T4">- </text:span><text:span text:style-name="T3">Comment défini-t-on un relief ?</text:span></text:p>
      <text:p text:style-name="Text_20_body"><text:span text:style-name="T4"><text:tab/>On le définie par le nombre de mètres gravis et descendus.</text:span></text:p>
      <text:p text:style-name="Text_20_body"><text:span text:style-name="T4"/></text:p>
      <text:p text:style-name="Text_20_body"><text:span text:style-name="T4">- </text:span><text:span text:style-name="T3">Comment calcule-t-on les calories consommées ?</text:span></text:p>
      <text:p text:style-name="Text_20_body"><text:span text:style-name="T4"><text:tab/>Le calcul se fait en fonction de la vitesse, du temps d'arrêt et de l'âge de la personne (voir calcul de l'IMC).</text:span></text:p>
      <text:p text:style-name="Text_20_body"><text:span text:style-name="T4"/></text:p>
      <text:p text:style-name="Text_20_body"><text:soft-page-break/><text:span text:style-name="T4"/></text:p>
      <text:p text:style-name="Text_20_body"><text:span text:style-name="T4">- </text:span><text:span text:style-name="T3">Comment se passe la détection des fraudes ?</text:span></text:p>
      <text:p text:style-name="Text_20_body"><text:span text:style-name="T4"><text:tab/>Si une personne se connecte à deux endroits différents, une alerte doit-être envoyée à l'administrateur. Ce dernier envoie un courrier prévenant l'utilisateur qu'on a essayé d'utiliser son compte. Au bout de la troisième alerte, l'adhérent est supprimé (mis dans la clause du contrat).</text:span></text:p>
      <text:p text:style-name="Text_20_body"><text:span text:style-name="T4"/></text:p>
      <text:p text:style-name="Text_20_body"><text:span text:style-name="T4">- </text:span><text:span text:style-name="T3">Comment se défini la réduction sur les abonnements de type famille ?</text:span></text:p>
      <text:p text:style-name="Text_20_body"><text:span text:style-name="T4"><text:tab/>Liens de parenté approuvés par un document officiel. La première personne paye le tarif complet et les suivantes auront des réductions (d'abord -5 % et ensuite -3 % pour chaque membre de la famille qui se rajoute, tarif dégressif).</text:span></text:p>
      <text:p text:style-name="Text_20_body"><text:span text:style-name="T4"><text:tab/></text:span></text:p>
      <text:p text:style-name="Text_20_body"><text:span text:style-name="T4">- </text:span><text:span text:style-name="T3">Quelles informations voulez-vous voir sur l'impression de l'état des parcs de vélos ?</text:span></text:p>
      <text:p text:style-name="Text_20_body"><text:span text:style-name="T4"><text:tab/>Le client veut pouvoir choisir toutes les informations qu'il désire voir par sélection de colonnes.</text:span></text:p>
      <text:p text:style-name="Text_20_body"><text:span text:style-name="T4"/></text:p>
      <text:p text:style-name="Text_20_body"><text:span text:style-name="T4">- </text:span><text:span text:style-name="T3">Est-ce que l'impression doit se faire périodiquement ?</text:span></text:p>
      <text:p text:style-name="Text_20_body"><text:span text:style-name="T4"><text:tab/>L'impression se fait uniquement à la demande et à l'instant courant.</text:span></text:p>
      <text:p text:style-name="Text_20_body"><text:span text:style-name="T4"/></text:p>
      <text:p text:style-name="Text_20_body"><text:span text:style-name="T4">- </text:span><text:span text:style-name="T3">Comment défini-t-on une réparation ?</text:span></text:p>
      <text:p text:style-name="Text_20_body"><text:span text:style-name="T4"><text:tab/>Par le numéro du vélo, la station et le libellé de la panne (l'adhérent sélectionne le libellé de la panne directement au niveau de la borne). Le client souhaite historiser les réparations du vélo pour des raisons de sécurité et de bénéf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10-09T16:15:10</dc:date>
    <dc:creator>ROLLAND Gregory</dc:creator>
    <meta:editing-duration>PT2H42M43S</meta:editing-duration>
    <meta:editing-cycles>23</meta:editing-cycles>
    <meta:generator>LibreOffice/3.5$Linux_x86 LibreOffice_project/350m1$Build-2</meta:generator>
    <dc:title>Fiche d'itération</dc:title>
    <meta:document-statistic meta:table-count="0" meta:image-count="0" meta:object-count="0" meta:page-count="2" meta:paragraph-count="36" meta:word-count="406" meta:character-count="2425" meta:non-whitespace-character-count="2043"/>
  </office:meta>
</office:document-meta>
</file>